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Heading_20_2">
      <style:text-properties style:use-window-font-color="true" loext:opacity="0%" style:font-name="Times New Roman" fo:font-size="14pt" fo:language="ru" fo:country="RU" officeooo:paragraph-rsid="0001d9e5" style:font-size-asian="14pt" style:font-name-complex="Times New Roman1" style:font-size-complex="14pt"/>
    </style:style>
    <style:style style:name="P2" style:family="paragraph" style:parent-style-name="List_20_Paragraph" style:list-style-name="WWNum7">
      <style:paragraph-properties fo:line-height="106%"/>
      <style:text-properties style:font-name="Times New Roman" fo:font-size="14pt" fo:language="ru" fo:country="RU" officeooo:paragraph-rsid="0001d9e5" style:font-size-asian="14pt" style:font-name-complex="Times New Roman1" style:font-size-complex="14pt"/>
    </style:style>
    <style:style style:name="P3" style:family="paragraph" style:list-style-name="WWNum11">
      <style:text-properties fo:language="ru" fo:country="RU"/>
    </style:style>
    <style:style style:name="P4" style:family="paragraph" style:parent-style-name="List_20_Paragraph" style:list-style-name="WWNum11">
      <style:text-properties fo:language="ru" fo:country="RU"/>
    </style:style>
    <style:style style:name="P5" style:family="paragraph" style:parent-style-name="Standard" style:master-page-name="First_20_Page">
      <style:paragraph-properties fo:text-align="center" style:justify-single-word="false" style:page-number="auto"/>
      <style:text-properties style:font-name="Times New Roman" fo:font-size="14pt" fo:language="ru" fo:country="RU" officeooo:paragraph-rsid="0001d9e5" style:font-size-asian="14pt"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fo:language="ru" fo:country="RU" officeooo:paragraph-rsid="0001d9e5" style:font-size-asian="14pt" style:font-name-complex="Times New Roman1" style:font-size-complex="14pt"/>
    </style:style>
    <style:style style:name="P7" style:family="paragraph" style:parent-style-name="Standard">
      <style:paragraph-properties fo:margin-top="0in" fo:margin-bottom="0in" style:contextual-spacing="false"/>
      <style:text-properties style:font-name="Times New Roman" fo:font-size="14pt" fo:language="ru" fo:country="RU" officeooo:paragraph-rsid="0001d9e5" style:font-size-asian="14pt" style:font-name-complex="Times New Roman1" style:font-size-complex="14pt"/>
    </style:style>
    <style:style style:name="P8" style:family="paragraph" style:parent-style-name="Standard">
      <style:paragraph-properties fo:margin-top="0in" fo:margin-bottom="0in" style:contextual-spacing="false" fo:line-height="150%" fo:text-align="justify" style:justify-single-word="false">
        <style:tab-stops>
          <style:tab-stop style:position="2.4673in"/>
        </style:tab-stops>
      </style:paragraph-properties>
      <style:text-properties style:font-name="Times New Roman" fo:font-size="14pt" fo:language="ru" fo:country="RU" officeooo:paragraph-rsid="0001d9e5" style:font-size-asian="14pt" style:font-name-complex="Times New Roman1" style:font-size-complex="14pt"/>
    </style:style>
    <style:style style:name="P9" style:family="paragraph" style:parent-style-name="Standard">
      <style:text-properties style:font-name="Times New Roman" fo:font-size="14pt" fo:language="ru" fo:country="RU" officeooo:paragraph-rsid="0001d9e5" style:font-size-asian="14pt" style:font-name-complex="Times New Roman1" style:font-size-complex="14pt" style:font-weight-complex="bold"/>
    </style:style>
    <style:style style:name="P10" style:family="paragraph" style:parent-style-name="Standard">
      <style:paragraph-properties fo:text-align="center" style:justify-single-word="false"/>
      <style:text-properties style:font-name="Times New Roman" fo:font-size="14pt" fo:language="ru" fo:country="RU" fo:font-weight="bold" officeooo:paragraph-rsid="0001d9e5" style:font-size-asian="14pt" style:font-weight-asian="bold" style:font-name-complex="Times New Roman1" style:font-size-complex="14pt"/>
    </style:style>
    <style:style style:name="P11" style:family="paragraph" style:parent-style-name="Standard">
      <style:text-properties style:font-name="Times New Roman" fo:font-size="14pt" fo:language="ru" fo:country="RU" fo:font-weight="bold" officeooo:paragraph-rsid="0001d9e5" style:font-size-asian="14pt" style:font-weight-asian="bold" style:font-name-complex="Times New Roman1" style:font-size-complex="14pt"/>
    </style:style>
    <style:style style:name="P12" style:family="paragraph" style:parent-style-name="Standard">
      <style:paragraph-properties fo:text-align="center" style:justify-single-word="false"/>
      <style:text-properties style:font-name="Times New Roman" fo:font-size="14pt" fo:language="ru" fo:country="RU" fo:font-weight="bold" officeooo:paragraph-rsid="0001d9e5" style:font-size-asian="14pt" style:font-weight-asian="bold" style:font-name-complex="Times New Roman1" style:font-size-complex="14pt" style:font-weight-complex="bold"/>
    </style:style>
    <style:style style:name="P13" style:family="paragraph" style:parent-style-name="Standard">
      <style:paragraph-properties fo:margin-top="0in" fo:margin-bottom="0in" style:contextual-spacing="false" fo:line-height="150%" fo:text-align="center" style:justify-single-word="false">
        <style:tab-stops>
          <style:tab-stop style:position="2.4673in"/>
        </style:tab-stops>
      </style:paragraph-properties>
      <style:text-properties style:font-name="Times New Roman" fo:font-size="14pt" fo:language="ru" fo:country="RU" fo:font-weight="bold" officeooo:paragraph-rsid="0001d9e5" style:font-size-asian="14pt" style:font-weight-asian="bold" style:font-name-complex="Times New Roman1" style:font-size-complex="14pt"/>
    </style:style>
    <style:style style:name="P14" style:family="paragraph" style:parent-style-name="Standard">
      <style:paragraph-properties fo:line-height="150%" fo:text-align="center" style:justify-single-word="false"/>
      <style:text-properties style:font-name="Times New Roman" fo:font-size="14pt" fo:language="ru" fo:country="RU" fo:font-weight="bold" officeooo:paragraph-rsid="0001d9e5" style:font-size-asian="14pt" style:font-weight-asian="bold" style:font-name-complex="Times New Roman1" style:font-size-complex="14pt"/>
    </style:style>
    <style:style style:name="P15" style:family="paragraph" style:parent-style-name="Standard">
      <style:paragraph-properties fo:text-align="center" style:justify-single-word="false"/>
      <style:text-properties style:font-name="Times New Roman" fo:font-size="14pt" fo:language="ru" fo:country="RU" fo:font-weight="bold" officeooo:paragraph-rsid="0001d9e5" style:font-size-asian="14pt" style:font-weight-asian="bold" style:font-size-complex="14pt" style:font-weight-complex="bold"/>
    </style:style>
    <style:style style:name="P16" style:family="paragraph" style:parent-style-name="Standard">
      <style:paragraph-properties fo:margin-top="0in" fo:margin-bottom="0in" style:contextual-spacing="false" fo:line-height="100%" fo:text-align="end" style:justify-single-word="false"/>
      <style:text-properties fo:color="#000000" loext:opacity="100%" style:font-name="Times New Roman" fo:font-size="14pt" fo:language="ru" fo:country="RU" officeooo:paragraph-rsid="0001d9e5" style:font-name-asian="Times New Roman1" style:font-size-asian="14pt" style:font-name-complex="Times New Roman1" style:font-size-complex="14pt"/>
    </style:style>
    <style:style style:name="P17" style:family="paragraph" style:parent-style-name="Standard">
      <style:paragraph-properties fo:margin-left="3.9335in" fo:margin-right="0in" fo:margin-top="0in" fo:margin-bottom="0in" style:contextual-spacing="false" fo:line-height="100%" fo:text-align="end" style:justify-single-word="false" fo:text-indent="0.4917in" style:auto-text-indent="false"/>
      <style:text-properties fo:color="#000000" loext:opacity="100%" style:font-name="Times New Roman" fo:font-size="14pt" fo:language="ru" fo:country="RU" officeooo:paragraph-rsid="0001d9e5" style:font-name-asian="Times New Roman1" style:font-size-asian="14pt" style:font-name-complex="Times New Roman1" style:font-size-complex="14pt"/>
    </style:style>
    <style:style style:name="P18" style:family="paragraph" style:parent-style-name="Standard">
      <style:paragraph-properties fo:margin-top="0in" fo:margin-bottom="0.1665in" style:contextual-spacing="false" fo:line-height="100%"/>
      <style:text-properties fo:color="#000000" loext:opacity="100%" style:font-name="Times New Roman" fo:font-size="14pt" fo:language="ru" fo:country="RU" officeooo:paragraph-rsid="0001d9e5" style:font-name-asian="Times New Roman1" style:font-size-asian="14pt" style:font-name-complex="Times New Roman1" style:font-size-complex="14pt"/>
    </style:style>
    <style:style style:name="P19" style:family="paragraph" style:parent-style-name="Standard">
      <style:paragraph-properties fo:margin-top="0in" fo:margin-bottom="0in" style:contextual-spacing="false" fo:line-height="100%"/>
      <style:text-properties fo:color="#000000" loext:opacity="100%" style:font-name="Times New Roman" fo:font-size="14pt" fo:language="ru" fo:country="RU" officeooo:paragraph-rsid="0001d9e5" style:font-name-asian="Times New Roman1" style:font-size-asian="14pt" style:font-name-complex="Times New Roman1" style:font-size-complex="14pt"/>
    </style:style>
    <style:style style:name="P20"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4pt" fo:language="ru" fo:country="RU" officeooo:paragraph-rsid="0001d9e5" style:font-name-asian="Times New Roman1" style:font-size-asian="14pt" style:font-name-complex="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language="ru" fo:country="RU" officeooo:paragraph-rsid="0001d9e5" style:font-name-asian="Times New Roman1" style:font-name-complex="Times New Roman1"/>
    </style:style>
    <style:style style:name="P22" style:family="paragraph" style:parent-style-name="Standard">
      <style:paragraph-properties fo:margin-top="0in" fo:margin-bottom="0in" style:contextual-spacing="false" fo:line-height="100%"/>
      <style:text-properties fo:color="#000000" loext:opacity="100%" style:font-name="Times new roman" fo:font-size="14pt" fo:language="ru" fo:country="RU" officeooo:paragraph-rsid="0001d9e5" style:font-name-asian="Times New Roman1" style:font-size-asian="14pt" style:font-name-complex="Times New Roman1" style:font-size-complex="14pt"/>
    </style:style>
    <style:style style:name="P23" style:family="paragraph" style:parent-style-name="Standard">
      <style:paragraph-properties fo:text-align="center" style:justify-single-word="false"/>
      <style:text-properties fo:language="ru" fo:country="RU" officeooo:paragraph-rsid="0001d9e5"/>
    </style:style>
    <style:style style:name="P24" style:family="paragraph" style:parent-style-name="Standard">
      <style:paragraph-properties fo:margin-top="0in" fo:margin-bottom="0in" style:contextual-spacing="false" fo:line-height="100%" fo:text-align="end" style:justify-single-word="false"/>
      <style:text-properties fo:language="ru" fo:country="RU" officeooo:paragraph-rsid="0001d9e5"/>
    </style:style>
    <style:style style:name="P25" style:family="paragraph" style:parent-style-name="Standard">
      <style:paragraph-properties fo:margin-left="3.9335in" fo:margin-right="0in" fo:margin-top="0in" fo:margin-bottom="0in" style:contextual-spacing="false" fo:line-height="100%" fo:text-align="end" style:justify-single-word="false" fo:text-indent="0.4917in" style:auto-text-indent="false"/>
      <style:text-properties fo:language="ru" fo:country="RU" officeooo:paragraph-rsid="0001d9e5"/>
    </style:style>
    <style:style style:name="P26" style:family="paragraph" style:parent-style-name="Standard">
      <style:paragraph-properties fo:margin-top="0in" fo:margin-bottom="0in" style:contextual-spacing="false" fo:line-height="100%"/>
      <style:text-properties fo:language="ru" fo:country="RU" officeooo:paragraph-rsid="0001d9e5"/>
    </style:style>
    <style:style style:name="P27" style:family="paragraph" style:parent-style-name="Standard">
      <style:paragraph-properties fo:line-height="150%"/>
      <style:text-properties fo:language="ru" fo:country="RU" officeooo:paragraph-rsid="00058401"/>
    </style:style>
    <style:style style:name="P28" style:family="paragraph" style:parent-style-name="Standard">
      <style:paragraph-properties fo:line-height="150%"/>
      <style:text-properties fo:language="ru" fo:country="RU" officeooo:rsid="00058401" officeooo:paragraph-rsid="00058401"/>
    </style:style>
    <style:style style:name="P29" style:family="paragraph" style:parent-style-name="Standard_20__28_user_29_">
      <style:paragraph-properties fo:margin-top="0in" fo:margin-bottom="0in" style:contextual-spacing="false" fo:line-height="150%">
        <style:tab-stops>
          <style:tab-stop style:position="2.4673in"/>
        </style:tab-stops>
      </style:paragraph-properties>
      <style:text-properties fo:language="ru" fo:country="RU" officeooo:paragraph-rsid="0003a771"/>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officeooo:rsid="0003a771" style:font-size-asian="14pt" style:font-name-complex="Times New Roman1" style:font-size-complex="14pt"/>
    </style:style>
    <style:style style:name="T5" style:family="text">
      <style:text-properties style:font-name="Times New Roman" fo:font-size="14pt" officeooo:rsid="00052608" style:font-size-asian="14pt" style:font-name-complex="Times New Roman1" style:font-size-complex="14pt"/>
    </style:style>
    <style:style style:name="T6" style:family="text">
      <style:text-properties fo:color="#000000" loext:opacity="100%" style:font-name="Times New Roman" fo:font-size="14pt" style:font-name-asian="Times New Roman1" style:font-size-asian="14pt" style:font-name-complex="Times New Roman1" style:font-size-complex="14pt"/>
    </style:style>
    <style:style style:name="T7" style:family="text">
      <style:text-properties fo:color="#000000" loext:opacity="100%" style:font-name="Times New Roman" fo:font-size="14pt" officeooo:rsid="0006a885" style:font-name-asian="Times New Roman1" style:font-size-asian="14pt" style:font-name-complex="Times New Roman1" style:font-size-complex="14pt"/>
    </style:style>
    <style:style style:name="T8" style:family="text">
      <style:text-properties fo:color="#000000" loext:opacity="100%" style:font-name="Times New Roman" fo:font-size="14pt" officeooo:rsid="0003a771" style:font-name-asian="Times New Roman1" style:font-size-asian="14pt" style:font-name-complex="Times New Roman1" style:font-size-complex="14pt"/>
    </style:style>
    <style:style style:name="T9" style:family="text">
      <style:text-properties officeooo:rsid="0003a771"/>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style:font-name="Times new roman" fo:font-size="14pt" fo:letter-spacing="normal" fo:font-style="normal" fo:font-weight="normal" style:font-size-asian="14pt" style:font-size-complex="14pt"/>
    </style:style>
    <style:style style:name="T12" style:family="text">
      <style:text-properties fo:font-variant="normal" fo:text-transform="none" style:font-name="Times new roman" fo:font-size="14pt" fo:letter-spacing="normal" style:font-size-asian="14pt" style:font-size-complex="14pt"/>
    </style:style>
    <style:style style:name="T13" style:family="text">
      <style:text-properties style:font-name="Arial" fo:font-size="12pt" style:font-size-asian="12pt" style:font-name-complex="Arial1" style:font-size-complex="12pt"/>
    </style:style>
    <style:style style:name="T14" style:family="text">
      <style:text-properties style:font-name="Arial" fo:font-size="12pt" officeooo:rsid="00058401" style:font-size-asian="12pt" style:font-name-complex="Arial1" style:font-size-complex="12pt"/>
    </style:style>
    <style:style style:name="T15" style:family="text">
      <style:text-properties style:font-name="Arial" fo:font-size="12pt" fo:language="en" fo:country="US" style:font-size-asian="12p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осковский Авиационный Институт</text:p>
      <text:p text:style-name="P6">(Национальный Исследовательский Университет)</text:p>
      <text:p text:style-name="P6"/>
      <text:p text:style-name="P6">Факультет информационных технологий и прикладной математики</text:p>
      <text:p text:style-name="P6">Кафедра вычислительной математики и программирования</text:p>
      <text:p text:style-name="P10"/>
      <text:p text:style-name="P10"/>
      <text:p text:style-name="P23"><text:span text:style-name="T1">Лабораторная работа №1 по курсу</text:span><text:span text:style-name="T2"> </text:span></text:p>
      <text:p text:style-name="P15">«Операционные системы»</text:p>
      <text:p text:style-name="P11"><text:tab/></text:p>
      <text:p text:style-name="P12"><text:s/><text:span text:style-name="T9">Потоки</text:span></text:p>
      <text:p text:style-name="P16"/>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4"><text:span text:style-name="T6">Студент: </text:span><text:span text:style-name="T7">Кудинов Денис Викторович</text:span></text:p>
      <text:p text:style-name="P17">Группа: М8О–212Б–22</text:p>
      <text:p text:style-name="P25"><text:span text:style-name="T6">Вариант: 1</text:span><text:span text:style-name="T8">7</text:span></text:p>
      <text:p text:style-name="P16">Преподаватель: Соколов Андрей Алексеевич</text:p>
      <text:p text:style-name="P16">Оценка: __________ </text:p>
      <text:p text:style-name="P16">Дата: __________</text:p>
      <text:p text:style-name="P16">Подпись: __________</text:p>
      <text:p text:style-name="P18"/>
      <text:p text:style-name="P21"/>
      <text:p text:style-name="P21"/>
      <text:p text:style-name="P20">Москва, 202<text:span text:style-name="T9">3</text:span>.</text:p>
      <text:p text:style-name="P10"/>
      <text:p text:style-name="P10">Постановка задачи</text:p>
      <text:h text:style-name="P1" text:outline-level="2">Цель работы</text:h>
      <text:p text:style-name="P7">Целью является приобретение практических навыков в:</text:p>
      <text:list xml:id="list1914591747" text:style-name="WWNum7">
        <text:list-item>
          <text:p text:style-name="P2">Управлении процессами в ОС</text:p>
        </text:list-item>
        <text:list-item>
          <text:p text:style-name="P2">Обеспечении <text:span text:style-name="T9">синхронизации</text:span> между <text:span text:style-name="T9">потоками</text:span></text:p>
        </text:list-item>
      </text:list>
      <text:h text:style-name="P1" text:outline-level="2"><text:soft-page-break/>Задание</text:h>
      <text:p text:style-name="P19"><text:span text:style-name="T10">Составить программу на языке Си, обрабатывающую данные в многопоточном режиме. При</text:span><text:line-break/><text:span text:style-name="T10">обработки использовать стандартные средства создания потоков операционной системы</text:span><text:line-break/><text:span text:style-name="T10">(Windows/Unix). Ограничение максимального количества потоков, работающих в один момент</text:span><text:line-break/><text:span text:style-name="T10">времени, должно быть задано ключом запуска вашей программы.</text:span><text:line-break/><text:span text:style-name="T10">Так же необходимо уметь продемонстрировать количество потоков, используемое вашей</text:span><text:line-break/><text:span text:style-name="T10">программой с помощью стандартных средств операционной системы.</text:span><text:line-break/><text:span text:style-name="T10">В отчете привести исследование зависимости ускорения и эффективности алгоритма от входных</text:span><text:line-break/><text:span text:style-name="T10">данных и количества потоков. Получившиеся результаты необходимо объяснить.</text:span><text:line-break/></text:p>
      <text:p text:style-name="P26"><text:span text:style-name="T6">1</text:span><text:span text:style-name="T8">7</text:span><text:span text:style-name="T6"> вариант) </text:span><text:span text:style-name="T11">Найти в большом целочисленном массиве минимальный и</text:span><text:span text:style-name="T12"> </text:span><text:span text:style-name="T11">максимальный</text:span><text:span text:style-name="T12"> </text:span><text:span text:style-name="T11">элементы</text:span></text:p>
      <text:p text:style-name="P22"/>
      <text:p text:style-name="P13">Общие сведения о программе</text:p>
      <text:p text:style-name="P29"><text:span text:style-name="T3">При запуске программы </text:span><text:span text:style-name="T4">генерируется массив из </text:span><text:span text:style-name="T5">большого количества</text:span><text:span text:style-name="T4"> случайных элементов</text:span></text:p>
      <text:p text:style-name="P29"><text:span text:style-name="T4">Далее при помощи функций ищем нужные элементы. Момент после которого сгенерировался массив берём за начальный. </text:span></text:p>
      <text:p text:style-name="P8"/>
      <text:p text:style-name="P13">Основные файлы программы</text:p>
      <text:p text:style-name="Standard">#include &lt;stdio.h&gt;</text:p>
      <text:p text:style-name="Standard">#include &lt;stdlib.h&gt;</text:p>
      <text:p text:style-name="Standard">#include &lt;pthread.h&gt;</text:p>
      <text:p text:style-name="Standard">#include &lt;time.h&gt;</text:p>
      <text:p text:style-name="Standard"/>
      <text:p text:style-name="Standard">#define ARRAY_SIZE 5000000</text:p>
      <text:p text:style-name="Standard">#define NUM_THREADS 16</text:p>
      <text:p text:style-name="Standard"/>
      <text:p text:style-name="Standard">int array[ARRAY_SIZE];</text:p>
      <text:p text:style-name="Standard">int min = 99999999;</text:p>
      <text:p text:style-name="Standard">int max = -100;</text:p>
      <text:p text:style-name="Standard"/>
      <text:p text:style-name="Standard">pthread_mutex_t mutex_min;</text:p>
      <text:p text:style-name="Standard">pthread_mutex_t mutex_max;</text:p>
      <text:p text:style-name="Standard"/>
      <text:p text:style-name="Standard">void *find_min_max(void *arg) {</text:p>
      <text:p text:style-name="Standard">int thread_id = *((int *)arg);</text:p>
      <text:p text:style-name="Standard">int chunk_size = ARRAY_SIZE / NUM_THREADS;</text:p>
      <text:p text:style-name="Standard"><text:soft-page-break/>int start = thread_id * chunk_size;</text:p>
      <text:p text:style-name="Standard">int end = (thread_id + 1) * chunk_size;</text:p>
      <text:p text:style-name="Standard">int local_min = array[start];</text:p>
      <text:p text:style-name="Standard">int local_max = array[start];</text:p>
      <text:p text:style-name="Standard">for (int i = start; i &lt; end; i++) {</text:p>
      <text:p text:style-name="Standard">if (array[i] &lt; local_min) {</text:p>
      <text:p text:style-name="Standard">local_min = array[i];</text:p>
      <text:p text:style-name="Standard">}</text:p>
      <text:p text:style-name="Standard">if (array[i] &gt; local_max) {</text:p>
      <text:p text:style-name="Standard">local_max = array[i];</text:p>
      <text:p text:style-name="Standard">}</text:p>
      <text:p text:style-name="Standard">}</text:p>
      <text:p text:style-name="Standard">pthread_mutex_lock(&amp;mutex_min);</text:p>
      <text:p text:style-name="Standard">if (local_min &lt; min) {</text:p>
      <text:p text:style-name="Standard">min = local_min;</text:p>
      <text:p text:style-name="Standard">}</text:p>
      <text:p text:style-name="Standard">pthread_mutex_unlock(&amp;mutex_min);</text:p>
      <text:p text:style-name="Standard">pthread_mutex_lock(&amp;mutex_max);</text:p>
      <text:p text:style-name="Standard">if (local_max &gt; max) {</text:p>
      <text:p text:style-name="Standard">max = local_max;</text:p>
      <text:p text:style-name="Standard">}</text:p>
      <text:p text:style-name="Standard">pthread_mutex_unlock(&amp;mutex_max);</text:p>
      <text:p text:style-name="Standard">pthread_exit(NULL);</text:p>
      <text:p text:style-name="Standard">}</text:p>
      <text:p text:style-name="Standard"/>
      <text:p text:style-name="Standard">int main() {</text:p>
      <text:p text:style-name="Standard">srand(time(NULL));</text:p>
      <text:p text:style-name="Standard">pthread_t threads[NUM_THREADS];</text:p>
      <text:p text:style-name="Standard">int thread_ids[NUM_THREADS];</text:p>
      <text:p text:style-name="Standard">pthread_mutex_init(&amp;mutex_min, NULL);</text:p>
      <text:p text:style-name="Standard">pthread_mutex_init(&amp;mutex_max, NULL);</text:p>
      <text:p text:style-name="Standard">for (int i = 0; i &lt; ARRAY_SIZE; i++) {</text:p>
      <text:p text:style-name="Standard">array[i] = rand() % 10000000;</text:p>
      <text:p text:style-name="Standard">}</text:p>
      <text:p text:style-name="Standard">clock_t start_time = clock();</text:p>
      <text:p text:style-name="Standard">for (int i = 0; i &lt; NUM_THREADS; i++) {</text:p>
      <text:p text:style-name="Standard">thread_ids[i] = i;</text:p>
      <text:p text:style-name="Standard">pthread_create(&amp;threads[i], NULL, find_min_max, &amp;thread_ids[i]);</text:p>
      <text:p text:style-name="Standard">}</text:p>
      <text:p text:style-name="Standard">for (int i = 0; i &lt; NUM_THREADS; i++) {</text:p>
      <text:p text:style-name="Standard">pthread_join(threads[i], NULL);</text:p>
      <text:p text:style-name="Standard">}</text:p>
      <text:p text:style-name="Standard">clock_t end_time = clock();</text:p>
      <text:p text:style-name="Standard">double execution_time = (double)(end_time - start_time) / CLOCKS_PER_SEC;</text:p>
      <text:p text:style-name="Standard">printf("Number of threads: %d\n", NUM_THREADS);</text:p>
      <text:p text:style-name="Standard">printf("Minimum element: %d\n", min);</text:p>
      <text:p text:style-name="Standard">printf("Maximum element: %d\n", max);</text:p>
      <text:p text:style-name="Standard">printf("Execution time: %f seconds\n", execution_time);</text:p>
      <text:p text:style-name="Standard">pthread_mutex_destroy(&amp;mutex_min);</text:p>
      <text:p text:style-name="Standard">pthread_mutex_destroy(&amp;mutex_max);</text:p>
      <text:p text:style-name="Standard">return 0;</text:p>
      <text:p text:style-name="Standard">}</text:p>
      <text:p text:style-name="P13"><text:soft-page-break/></text:p>
      <text:p text:style-name="P9"/>
      <text:p text:style-name="P12">Пример работы</text:p>
      <text:list xml:id="list13816407" text:style-name="WWNum11">
        <text:list-header>
          <text:p text:style-name="P4">denis@PC:~/Documents/OS/OS_LR_2/src$ gcc main.c -pthread</text:p>
          <text:p text:style-name="P4">denis@PC:~/Documents/OS/OS_LR_2/src$ ./a.out</text:p>
          <text:p text:style-name="P4">Number of threads: 2</text:p>
          <text:p text:style-name="P4">Minimum element: 0</text:p>
          <text:p text:style-name="P4">Maximum element: 9999999</text:p>
          <text:p text:style-name="P4">Execution time: 0.009565 seconds</text:p>
          <text:p text:style-name="P4"/>
          <text:p text:style-name="P4">denis@PC:~/Documents/OS/OS_LR_2/src$ gcc main.c -pthread</text:p>
          <text:p text:style-name="P4">denis@PC:~/Documents/OS/OS_LR_2/src$ ./a.out</text:p>
          <text:p text:style-name="P4">Number of threads: 4</text:p>
          <text:p text:style-name="P4">Minimum element: 0</text:p>
          <text:p text:style-name="P4">Maximum element: 9999999</text:p>
          <text:p text:style-name="P4">Execution time: 0.010396 seconds</text:p>
          <text:p text:style-name="P4"/>
          <text:p text:style-name="P4">denis@PC:~/Documents/OS/OS_LR_2/src$ gcc main.c -pthread</text:p>
          <text:p text:style-name="P4">denis@PC:~/Documents/OS/OS_LR_2/src$ ./a.out</text:p>
          <text:p text:style-name="P4">Number of threads: 8</text:p>
          <text:p text:style-name="P4">Minimum element: 0</text:p>
          <text:p text:style-name="P4">Maximum element: 9999999</text:p>
          <text:p text:style-name="P4">Execution time: 0.011881 seconds</text:p>
          <text:p text:style-name="P4"/>
          <text:p text:style-name="P4">denis@PC:~/Documents/OS/OS_LR_2/src$ gcc main.c -pthread</text:p>
          <text:p text:style-name="P4">denis@PC:~/Documents/OS/OS_LR_2/src$ ./a.out</text:p>
          <text:p text:style-name="P4">Number of threads: 10</text:p>
          <text:p text:style-name="P4">Minimum element: 4</text:p>
          <text:p text:style-name="P4">Maximum element: 9999998</text:p>
          <text:p text:style-name="P4">Execution time: 0.014409 seconds</text:p>
          <text:p text:style-name="P4"/>
          <text:p text:style-name="P4">denis@PC:~/Documents/OS/OS_LR_2/src$ gcc main.c -pthread</text:p>
          <text:p text:style-name="P4">denis@PC:~/Documents/OS/OS_LR_2/src$ ./a.out</text:p>
          <text:p text:style-name="P4">Number of threads: 12</text:p>
          <text:p text:style-name="P4">Minimum element: 2</text:p>
          <text:p text:style-name="P4">Maximum element: 9999998</text:p>
          <text:p text:style-name="P4">Execution time: 0.016158 seconds</text:p>
          <text:p text:style-name="P4"/>
          <text:p text:style-name="P4">denis@PC:~/Documents/OS/OS_LR_2/src$ gcc main.c -pthread</text:p>
          <text:p text:style-name="P4">denis@PC:~/Documents/OS/OS_LR_2/src$ ./a.out</text:p>
          <text:p text:style-name="P4">Number of threads: 14</text:p>
          <text:p text:style-name="P4">Minimum element: 2</text:p>
          <text:p text:style-name="P4">Maximum element: 9999997</text:p>
          <text:p text:style-name="P4">Execution time: 0.017338 seconds</text:p>
          <text:p text:style-name="P4"/>
          <text:p text:style-name="P4">denis@PC:~/Documents/OS/OS_LR_2/src$ gcc main.c -pthread</text:p>
          <text:p text:style-name="P4">denis@PC:~/Documents/OS/OS_LR_2/src$ ./a.out</text:p>
          <text:p text:style-name="P4">Number of threads: 16</text:p>
          <text:p text:style-name="P4">Minimum element: 0</text:p>
          <text:p text:style-name="P4">Maximum element: 9999997</text:p>
          <text:p text:style-name="P4">Execution time: 0.018034 seconds</text:p>
        </text:list-header>
      </text:list>
      <text:p text:style-name="P14"><text:soft-page-break/>Вывод</text:p>
      <text:p text:style-name="P27"><text:span text:style-name="T13">В данной лабораторной работе я научился работать с потоками на ОС </text:span><text:span text:style-name="T15">UNIX</text:span><text:span text:style-name="T13">. Я понял, что разделение программы на более мелкие части является чаще всего более оптимальным вариантом, чем исполнение всего в одной большой программе, </text:span><text:span text:style-name="T14">но не всегда.</text:span><text:span text:style-name="T13"> Использование потоков позволяет ускорить работу даже в однопоточном режиме, так как во время простоя одного потока, другой может выполнять свою работу. В случае многопоточного варианта ускорение является намного более наглядным и очевидным.</text:span></text:p>
      <text:p text:style-name="P28"><text:span text:style-name="T13">Но так же существуют случаи, когда оптимальнее будет не использовать потоки. Мы видим, что при увеличении количества потоков время постоянно увеличивается, это может быть вызвано, тем что один из потоков работает существенно дольше, чем остальные.</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 style:font-family-asian="Calibri" style:font-family-generic-asian="system" style:font-pitch-asian="variable" style:font-size-asian="13pt" style:language-asian="en" style:country-asian="US"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Standard_20__28_user_29_" style:display-name="Standard (user)" style:family="paragraph">
      <style:paragraph-properties fo:margin-top="0in" fo:margin-bottom="0.111in" style:contextual-spacing="false" fo:line-height="106%" fo:text-align="start" style:justify-single-word="false" fo:orphans="2" fo:widows="2" fo:hyphenation-ladder-count="no-limit" style:vertical-align="baseline" style:writing-mode="lr-tb"/>
      <style:text-properties style:language-asian="ru" style:country-asian="RU" style:font-size-complex="11pt" fo:hyphenate="false" fo:hyphenation-remain-char-count="2" fo:hyphenation-push-char-count="2" loext:hyphenation-no-caps="fals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fo:font-size="14pt" fo:font-weight="bold" style:font-size-asian="14pt" style:font-weight-asian="bold" style:font-weight-complex="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0453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05:59:38.817378592</meta:creation-date>
    <dc:date>2024-02-26T07:25:24.565297864</dc:date>
    <meta:editing-duration>PT4M26S</meta:editing-duration>
    <meta:editing-cycles>2</meta:editing-cycles>
    <meta:generator>LibreOffice/7.3.7.2$Linux_X86_64 LibreOffice_project/30$Build-2</meta:generator>
    <meta:document-statistic meta:table-count="0" meta:image-count="0" meta:object-count="0" meta:page-count="5" meta:paragraph-count="139" meta:word-count="645" meta:character-count="5262" meta:non-whitespace-character-count="4753"/>
  </office:meta>
</office:document-meta>
</file>